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 1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Design a software system to provide direction to walk from one location to another in south campus of IIT Mandi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 1</text:p>
          </draw:text-box>
        </draw:frame>
        <draw:frame presentation:style-name="pr2" draw:text-style-name="P1" draw:layer="layout" svg:width="25.199cm" svg:height="13.859cm" svg:x="0.709cm" svg:y="2.286cm" presentation:class="subtitle" presentation:user-transformed="true">
          <draw:text-box>
            <text:p text:style-name="P1">System Event : RequestDirection(From, To )</text:p>
            <text:p text:style-name="P1">Use Case : ProcessRequestDirection</text:p>
            <text:p text:style-name="P1">Domain Model Comcepts : Road, Buidings, Class Rooms, Labs, Conf. Rooms, Hostels, Mess, Canteen, Play Ground, Other landmarks, Routes</text:p>
            <text:p text:style-name="P1">Road : RdId; startLoc, endLoc</text:p>
            <text:p text:style-name="P1">Landmarks : Buildings, SignBoards</text:p>
            <text:p text:style-name="P1">Buildings : BldgI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 1</text:p>
          </draw:text-box>
        </draw:frame>
        <draw:frame presentation:style-name="pr2" draw:text-style-name="P1" draw:layer="layout" svg:width="25.199cm" svg:height="17.725cm" svg:x="0.709cm" svg:y="0.353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>Associations : Building has Labs; Building has class rooms, Building has labs</text:p>
            <text:p text:style-name="P1">Class Room : classRoomId, Capacity, Type</text:p>
            <text:p text:style-name="P1">Laboratory : </text:p>
            <text:p text:style-name="P1">Road has landmarks</text:p>
            <text:p text:style-name="P1">Directions consists of Road and list of landmarks</text:p>
            <text:p text:style-name="P1">Landmarks has relation after &amp; before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 1</text:p>
          </draw:text-box>
        </draw:frame>
        <draw:frame presentation:style-name="pr2" draw:text-style-name="P1" draw:layer="layout" svg:width="25.199cm" svg:height="17.725cm" svg:x="0.709cm" svg:y="0.353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>Sequence Diagram : DirectionFinder receives system event and delegates to Route object</text:p>
            <text:p text:style-name="P1">Route object queries RouteDB <text:s/></text:p>
            <text:p text:style-name="P1">RouteDB hides all details of Database interface</text:p>
            <text:p text:style-name="P1"/>
            <text:p text:style-name="P1">Design Patterns : DirectionFinder(Singleton),</text:p>
            <text:p text:style-name="P1">RouteDB by Adapter</text:p>
            <text:p text:style-name="P1">Route is by Factory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nshi  Chaudhary</meta:initial-creator>
    <meta:creation-date>2018-03-15T10:08:12.80</meta:creation-date>
    <meta:editing-duration>PT40M39S</meta:editing-duration>
    <meta:editing-cycles>3</meta:editing-cycles>
    <dc:date>2018-03-15T10:48:42.68</dc:date>
    <dc:creator>Banshi  Chaudhary</dc:creator>
    <meta:generator>OpenOffice/4.1.1$Win32 OpenOffice.org_project/411m6$Build-9775</meta:generator>
    <meta:document-statistic meta:object-count="37"/>
  </office:meta>
</office:document-meta>
</file>